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text-properties style:font-name="Lucida Console" fo:font-size="14pt" style:font-size-asian="14pt" style:font-size-complex="14pt"/>
    </style:style>
    <style:style style:name="P3" style:family="paragraph" style:parent-style-name="Standard">
      <style:text-properties style:font-name="Lucida Consol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ucida Console" fo:font-size="14pt" fo:font-weight="normal" fo:background-color="#66ffff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ucida Console" fo:font-size="14pt" fo:font-weight="normal" fo:background-color="#cc990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ucida Console" fo:font-size="14pt" fo:font-weight="normal" fo:background-color="#999966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420e" style:font-weight-asian="normal" style:font-weight-complex="normal"/>
    </style:style>
    <style:style style:name="T3" style:family="text">
      <style:text-properties fo:font-weight="normal" fo:background-color="#66ffff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font-weight="normal" fo:background-color="#ff99cc" style:font-weight-asian="normal" style:font-weight-complex="normal"/>
    </style:style>
    <style:style style:name="T6" style:family="text">
      <style:text-properties fo:font-weight="normal" fo:background-color="#9999ff" style:font-weight-asian="normal" style:font-weight-complex="normal"/>
    </style:style>
    <style:style style:name="T7" style:family="text">
      <style:text-properties fo:font-weight="normal" fo:background-color="#ffcc00" style:font-weight-asian="normal" style:font-weight-complex="normal"/>
    </style:style>
    <style:style style:name="T8" style:family="text">
      <style:text-properties fo:font-weight="normal" fo:background-color="#cc9900" style:font-weight-asian="normal" style:font-weight-complex="normal"/>
    </style:style>
    <style:style style:name="T9" style:family="text">
      <style:text-properties fo:font-weight="normal" fo:background-color="#999966" style:font-weight-asian="normal" style:font-weight-complex="normal"/>
    </style:style>
    <style:style style:name="T10" style:family="text">
      <style:text-properties fo:font-weight="normal" fo:background-color="#ccff99" style:font-weight-asian="normal" style:font-weight-complex="normal"/>
    </style:style>
    <style:style style:name="T11" style:family="text">
      <style:text-properties fo:font-weight="normal" fo:background-color="#33ff99" style:font-weight-asian="normal" style:font-weight-complex="normal"/>
    </style:style>
    <style:style style:name="T12" style:family="text">
      <style:text-properties fo:font-weight="normal" fo:background-color="#000000" style:font-weight-asian="normal" style:font-weight-complex="normal"/>
    </style:style>
    <style:style style:name="T13" style:family="text">
      <style:text-properties fo:font-weight="normal" fo:background-color="#336666" style:font-weight-asian="normal" style:font-weight-complex="normal"/>
    </style:style>
    <style:style style:name="T14" style:family="text">
      <style:text-properties fo:background-color="#66ffff"/>
    </style:style>
    <style:style style:name="T15" style:family="text">
      <style:text-properties fo:background-color="#33ff99"/>
    </style:style>
    <style:style style:name="T16" style:family="text">
      <style:text-properties fo:background-color="#ff99cc"/>
    </style:style>
    <style:style style:name="T17" style:family="text">
      <style:text-properties fo:background-color="#9999ff"/>
    </style:style>
    <style:style style:name="T18" style:family="text">
      <style:text-properties fo:background-color="#00000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ucida Console" fo:font-size="14pt" style:font-size-asian="14pt" style:font-size-complex="14pt"/>
    </style:style>
    <style:style style:name="T21" style:family="text">
      <style:text-properties style:font-name="Lucida Console" fo:font-size="14pt" fo:font-weight="normal" fo:background-color="transparent" style:font-size-asian="14pt" style:font-weight-asian="normal" style:font-size-complex="14pt" style:font-weight-complex="normal"/>
    </style:style>
    <style:style style:name="T22" style:family="text">
      <style:text-properties style:font-name="Lucida Console" fo:font-size="14pt" fo:font-weight="normal" fo:background-color="#0000ff" style:font-size-asian="14pt" style:font-weight-asian="normal" style:font-size-complex="14pt" style:font-weight-complex="normal"/>
    </style:style>
    <style:style style:name="T23" style:family="text">
      <style:text-properties fo:background-color="#0000ff"/>
    </style:style>
    <style:style style:name="T24" style:family="text">
      <style:text-properties fo:background-color="#ff0000"/>
    </style:style>
    <style:style style:name="T25" style:family="text">
      <style:text-properties fo:background-color="#ffff00"/>
    </style:style>
    <style:style style:name="T26" style:family="text">
      <style:text-properties fo:background-color="#336666"/>
    </style:style>
    <style:style style:name="T27" style:family="text">
      <style:text-properties fo:color="#ffffff"/>
    </style:style>
    <style:style style:name="T28" style:family="text">
      <style:text-properties fo:color="#ffffff" fo:font-weight="normal" fo:background-color="#336666" style:font-weight-asian="normal" style:font-weight-complex="normal"/>
    </style:style>
    <style:style style:name="T29" style:family="text">
      <style:text-properties fo:color="#ffffff" fo:background-color="#336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naczniki występujące w historii CGM:</text:p>
      <text:p text:style-name="P2"/>
      <text:p text:style-name="P2">CGMDataEnd <text:s text:c="6"/>CGMRecordType = <text:span text:style-name="T2">0x01</text:span> - koniec danych (1 bajt danych)</text:p>
      <text:p text:style-name="P2">CGMWeakSignal <text:s text:c="3"/>CGMRecordType = <text:span text:style-name="T4">0x02</text:span> - utrata sygnału z nadajnika (2 bajty danych)</text:p>
      <text:p text:style-name="P2">CGMCal <text:s text:c="10"/>CGMRecordType = <text:span text:style-name="T7">0x03</text:span> - potrzebna kalibracja (2 bajty danych)</text:p>
      <text:p text:style-name="P2">CGMPacket <text:s text:c="7"/>CGMRecordType = <text:span text:style-name="T1">0x04</text:span> - pakiet ?</text:p>
      <text:p text:style-name="P2">CGMError <text:s text:c="8"/>CGMRecordType = <text:span text:style-name="T1">0x05</text:span> - błąd ? (2 bajty danych)</text:p>
      <text:p text:style-name="P2">CGMDataLow <text:s text:c="6"/>CGMRecordType = <text:span text:style-name="T1">0x06</text:span> – osiągnięty dolny limit glikemii</text:p>
      <text:p text:style-name="P2">CGMDataHigh <text:s text:c="5"/>CGMRecordType = <text:span text:style-name="T1">0x07</text:span> – osiągnięty górny limit glikemii</text:p>
      <text:p text:style-name="P2">CGMTimestamp <text:s text:c="4"/>CGMRecordType = <text:span text:style-name="T3">0x08</text:span> - stempel czasu (5 bajtów danych)</text:p>
      <text:p text:style-name="P2">CGMBatteryChange CGMRecordType = <text:span text:style-name="T10">0x0A</text:span> - zmiana baterii w pompie posiada automatycznie doklejony stempel czasu (5 bajtów danych)</text:p>
      <text:p text:style-name="P2">CGMStatus <text:s text:c="7"/>CGMRecordType = <text:span text:style-name="T9">0x0B</text:span> - status ? (5 bajtów danych)</text:p>
      <text:p text:style-name="P2">CGMTimeChange <text:s text:c="3"/>CGMRecordType = <text:span text:style-name="T28">0x0C</text:span> - zmiana czasu w pompie posiada automatycznie doklejony stempel czasu (5 bajtów danych)</text:p>
      <text:p text:style-name="P2">CGMSync <text:s text:c="9"/>CGMRecordType = <text:span text:style-name="T8">0x0D</text:span> - ponowna synchronizacja z nadajnikiem posiada automatycznie doklejony stempel czasu (5 bajtów <text:s text:c="12"/><text:tab/><text:tab/><text:tab/><text:tab/><text:tab/><text:tab/><text:tab/><text:tab/><text:tab/><text:tab/><text:tab/>danych)</text:p>
      <text:p text:style-name="P2">CGMCalBG <text:s text:c="8"/>CGMRecordType = <text:span text:style-name="T6">0x0E</text:span> - wprowadzona kalibracja posiada automatycznie doklejony stempel czasu (6 bajtów danych)</text:p>
      <text:p text:style-name="P2">CGMCalFactor <text:s text:c="4"/>CGMRecordType = <text:span text:style-name="T5">0x0F</text:span> - współczynnik kalibracji posiada automatycznie doklejony stempel czasu (7 bajtów danych)</text:p>
      <text:p text:style-name="Standard"><text:span text:style-name="T20"><text:s text:c="17"/>CGMRecordType = </text:span><text:span text:style-name="T22">0x10</text:span><text:span text:style-name="T21"> – nieznane zdarzenie posiada automatycznie doklejony stempel czasu (8 bajtów danych)</text:span></text:p>
      <text:p text:style-name="P2"><text:s text:c="17"/>CGMRecordType = <text:span text:style-name="T12">0x13</text:span><text:span text:style-name="T1"> - pomiary uzupełnione w pompie z danych historycznych nadajnika</text:span></text:p>
      <text:p text:style-name="P3"/>
      <text:p text:style-name="P2"><text:span text:style-name="T1"><text:s text:c="17"/></text:span><text:span text:style-name="T11">KOLOR ZIELONY TO REKORDY GLIKEMII</text:span></text:p>
      <text:p text:style-name="P3"/>
      <text:p text:style-name="P7">13 13 58 13 08 13 13 58 13 08 42 13 13 5D 13 08 49 4F 56 5C 5D 13 13 76 13 08 5A 55 4E 48 00 00 01 13 13 52 14 10 41 3B 34 33 36 3C 42 48 4F 56 5C 5D 5A 13 49 13 13 58 15 08 13 13 58 15 08 47</text:p>
      <text:p text:style-name="P7">44 3F 3A 34 33 36 3C 42 48 4F 56 13 48 4F 53 13 46 13 13 6C 16 08 13 3D 13 13 71 16 08 13 38 13 36 13 35 13 35 13 13 49 17 08 13 53 49 17 08 13 35 38 13 13 52 17 08 3C 42 49 55 5C 63 5D 5A 55</text:p>
      <text:p text:style-name="P7">4E 48 41 3B 34 33 36 3C 42 48 4F 56 5C 5D 5A 55 4E 48 41 3B 34 33 13 34 13 34 13 35 13 35 13 35 13 35 13 54 57 02 08 13 35 46 4F 50 4D 48 41 3B 34 33 36 3C 42 48 4F 56 5C 5D 5A 55 4E 48 41 3B</text:p>
      <text:p text:style-name="P7">34 33 36 13 36 13 36 13 35 13 35 13 35 13 35 13 54 48 05 08 13 35 43 4A 4A 47 41 3B 34 33 36 3C 42 48 4F 56 5C 5D 5A CA 13 14 6A 06 0E 55 4E 48 5A 93 1D 13 14 7B 06 0F 51 48 47 4B 52 13 4F 5C</text:p>
      <text:p text:style-name="P7">68 74 13 63 6D 13 5E 13 53 13 4D 13 4A 13 49 13 49 13 54 57 08 08 13 49 48 4C 53 5B 6C 75 7E 88 80 7C 74 6C 63 5A 51 48 47 4B 52 5B 64 6D 13 14 52 0A 08 13 5E 13 14 57 0A 08 13 53 64 13 14 61</text:p>
      <text:p text:style-name="P7">0A 08 00 00 01 13 14 68 0A 10 6E 6F 13 5E 5A 13 52 13 4D 13 4A 13 49 13 49 <text:span text:style-name="T18">13</text:span> <text:span text:style-name="T15">49</text:span> <text:span text:style-name="T14">13 54 57 0B 08</text:span> <text:span text:style-name="T18">13</text:span> <text:span text:style-name="T15">49</text:span> <text:span text:style-name="T15">58</text:span> <text:span text:style-name="T18">13</text:span> <text:span text:style-name="T15">54</text:span> <text:span text:style-name="T15">66</text:span> <text:span text:style-name="T15">77</text:span> <text:span text:style-name="T15">7D</text:span> <text:span text:style-name="T15">7B</text:span> <text:span text:style-name="T15">74</text:span> <text:span text:style-name="T14">13 14 43 0C 08</text:span> <text:span text:style-name="T15">6C</text:span> <text:span text:style-name="T14">13 54 48 0C 08</text:span> <text:span text:style-name="T29">13 34 4A 0C 0C</text:span><text:span text:style-name="T27"> </text:span><text:span text:style-name="T29">13 14 4C 0C 0C</text:span> <text:span text:style-name="T15">63</text:span></text:p>
      <text:p text:style-name="P7"><text:span text:style-name="T14">13 14 4E 0C 08</text:span> <text:span text:style-name="T24">01</text:span> 00 00 00 00 00 00 00 00 00 00 00 00 00 00 00 00 00 00 00 00 00 00 00 00 00 00 00 00 00 00 00 00 00 00 00 00 00 00 00 00 00 00 00 00 00 00 00 00 00 00 00 00 00 00 00 00 00 00</text:p>
      <text:p text:style-name="P4"/>
      <text:p text:style-name="P3">obliczanie wartości glikemii z bajtów, np: hex <text:span text:style-name="T15">28</text:span>=dec 40 mnożymy razy 2, wynik glikemii = 80</text:p>
      <text:p text:style-name="P3"><text:s text:c="43"/>hex <text:span text:style-name="T15">1C</text:span>=dec 28 mnożymy razy 2, wynik glikemii = 56</text:p>
      <text:p text:style-name="P3"><text:s text:c="43"/>hex <text:span text:style-name="T15">35</text:span>=dec 53 mnożymy razy 2, wynik glikemii = 106</text:p>
      <text:p text:style-name="P3"/>
      <text:p text:style-name="P3">Znaczniki zdarzeń w payloadzie występują zawsze na końcach tych zdarzeń,</text:p>
      <text:p text:style-name="P3">jeśli zdarzenie zawiera 5 bajtów, to znaczy, że zawiera tylko znacznik i stempel czasu, np:</text:p>
      <text:p text:style-name="P4">12 5E 22 D0 08</text:p>
      <text:p text:style-name="P5">12 7E 01 CC 0D</text:p>
      <text:p text:style-name="P6">12 1E 39 CB 0B</text:p>
      <text:p text:style-name="P7"><text:span text:style-name="T29">13 14 4C 0C 0C</text:span></text:p>
      <text:p text:style-name="P6"/>
      <text:p text:style-name="P3">przykładowe wyliczenie ze stempla czasu:</text:p>
      <text:p text:style-name="P3"><text:span text:style-name="T14">12 5E 22 D0 08</text:span> - <text:span text:style-name="T14">08</text:span>- znacznik stempla czasu, <text:span text:style-name="T14">12 5E 22 D0</text:span>- stempel czasu</text:p>
      <text:p text:style-name="P3"><text:s text:c="57"/><text:span text:style-name="T14">12</text:span> &amp; 7F = 12hex = 18 rok</text:p>
      <text:p text:style-name="P3"><text:s text:c="57"/><text:span text:style-name="T14">5E</text:span> &amp; 1F = 1Ehex = 30 miesiąc i dzień: 12-30 </text:p>
      <text:p text:style-name="P3"><text:s text:c="57"/><text:span text:style-name="T14">22</text:span> &amp; 3F = 22hex = 34 minuta</text:p>
      <text:p text:style-name="P3"><text:s text:c="57"/><text:span text:style-name="T14">D0</text:span> &amp; 1F = 10hex = 16 godzina</text:p>
      <text:p text:style-name="P3"/>
      <text:p text:style-name="P3">jeśli zdarzenie zawiera 6 lub 7 bajtów, to znaczy, że zawiera znacznik zdarzenia, stempel czasu tego zdarzenia i wartość zdarzenia, np:</text:p>
      <text:p text:style-name="P3"><text:span text:style-name="T17">37 12 1E 37 CD 0E</text:span> - <text:span text:style-name="T17">0E</text:span> - znacznik wprowadzenia kalibracji, hex <text:span text:style-name="T17">37</text:span>=dec 55 - wartość kalibracji, <text:span text:style-name="T17">12 1E 37 CD</text:span> - stempel czasu</text:p>
      <text:p text:style-name="P3"><text:s text:c="77"/><text:span text:style-name="T17">12</text:span> &amp; 7F = 12hex = 18 rok</text:p>
      <text:p text:style-name="P3"><text:s text:c="77"/><text:span text:style-name="T17">1E</text:span> &amp; 1F = 1Ehex = 30 miesiąc i dzień: 12-30 </text:p>
      <text:p text:style-name="P3"><text:s text:c="77"/><text:span text:style-name="T17">37</text:span> &amp; 3F = 37hex = 55 minuta</text:p>
      <text:p text:style-name="P3"><text:s text:c="77"/><text:span text:style-name="T17">CD</text:span> &amp; 1F = 0Dhex = 13 godzina</text:p>
      <text:p text:style-name="P3"/>
      <text:p text:style-name="P3"><text:span text:style-name="T16">7B 0B 12 1E 08 CE 0F</text:span> - <text:span text:style-name="T16">0F</text:span>- znacznik współczynnika kalibracji, <text:span text:style-name="T16">7B 0B</text:span> - współczynnik kalibracji 0B7Bhex = 2,939 <text:s/><text:span text:style-name="T16">12 1E 08 CE</text:span>- stempel czasu</text:p>
      <text:p text:style-name="P3"><text:s text:c="72"/><text:span text:style-name="T16">12</text:span> &amp; 7F = 12hex = 18 rok</text:p>
      <text:p text:style-name="P3"><text:s text:c="72"/><text:span text:style-name="T16">1E</text:span> &amp; 1F = 1Ehex = 30 miesiąc i dzień: 12-30</text:p>
      <text:p text:style-name="P3"><text:s text:c="72"/><text:span text:style-name="T16">08</text:span> &amp; 3F = 08hex = 08 minuta</text:p>
      <text:p text:style-name="P3"><text:s text:c="72"/><text:span text:style-name="T16">CE</text:span> &amp; 1F = Ehex = 14 godzina</text:p>
      <text:p text:style-name="P3"/>
      <text:p text:style-name="P3"/>
      <text:p text:style-name="P1"><text:span text:style-name="T19">(</text:span><text:a xlink:type="simple" xlink:href="https://github.com/ecc1/medtronic/blob/master/cgmrecord.go#L79" text:style-name="Internet_20_link" text:visited-style-name="Visited_20_Internet_20_Link"><text:span text:style-name="T19">https://github.com/ecc1/medtronic/blob/master/cgmrecord.go#L79</text:span></text:a><text:span text:style-name="T19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M47S</meta:editing-duration>
    <meta:editing-cycles>20</meta:editing-cycles>
    <meta:generator>OpenOffice/4.1.5$Win32 OpenOffice.org_project/415m1$Build-9789</meta:generator>
    <dc:date>2019-01-20T12:27:04.51</dc:date>
    <dc:creator>Sławomir Malinowski</dc:creator>
    <meta:document-statistic meta:table-count="0" meta:image-count="0" meta:object-count="0" meta:page-count="1" meta:paragraph-count="52" meta:word-count="932" meta:character-count="5190"/>
    <meta:user-defined meta:name="Info 1"/>
    <meta:user-defined meta:name="Info 2"/>
    <meta:user-defined meta:name="Info 3"/>
    <meta:user-defined meta:name="Info 4"/>
  </office:meta>
</office:document-meta>
</file>